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c0ee" officeooo:paragraph-rsid="0017c0ee"/>
    </style:style>
    <style:style style:name="P2" style:family="paragraph" style:parent-style-name="Title">
      <style:paragraph-properties fo:break-before="page"/>
    </style:style>
    <style:style style:name="P3" style:family="paragraph" style:parent-style-name="Header">
      <style:text-properties officeooo:rsid="0017c0ee" officeooo:paragraph-rsid="0017c0ee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officeooo:rsid="001a1f82" officeooo:paragraph-rsid="001a1f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4. Delegación de zonas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c0ee" officeooo:paragraph-rsid="0017c0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ura Orts Ramon<text:tab/>2ºDAW<text:tab/>Despliegue de Aplicaciones Web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8:51:52.094000000</meta:creation-date>
    <meta:editing-duration>P4DT16H5M52S</meta:editing-duration>
    <meta:editing-cycles>3</meta:editing-cycles>
    <meta:generator>LibreOffice/7.3.7.2$Windows_X86_64 LibreOffice_project/e114eadc50a9ff8d8c8a0567d6da8f454beeb84f</meta:generator>
    <dc:date>2023-02-13T16:48:40.195000000</dc:date>
    <meta:document-statistic meta:table-count="0" meta:image-count="0" meta:object-count="0" meta:page-count="2" meta:paragraph-count="4" meta:word-count="22" meta:character-count="140" meta:non-whitespace-character-count="121"/>
  </office:meta>
</office:document-meta>
</file>